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6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number-columns-repeated="1019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ocket bolt - DIN 912</text:p>
          </table:table-cell>
          <table:table-cell table:style-name="ce4"/>
          <table:table-cell table:style-name="ce1"/>
          <table:table-cell table:style-name="ce4" table:number-columns-repeated="1019"/>
          <table:table-cell table:number-columns-repeated="2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 table:number-columns-spanned="1" table:number-rows-spanned="5">
            <text:p><text:a xlink:href="https://amzn.to/3uo4Ont" xlink:type="simple">https://amzn.to/3uo4Ont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2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16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3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untersunk bolt – DIN 7991</text:p>
          </table:table-cell>
          <table:table-cell table:style-name="ce4"/>
          <table:table-cell table:style-name="ce1"/>
          <table:table-cell table:style-name="ce4" table:number-columns-repeated="1019"/>
          <table:table-cell table:number-columns-repeated="2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table:style-name="ce10" office:value-type="string" calcext:value-type="string">
            <text:p>M3x1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<text:a xlink:href="https://amzn.to/3B9y6Kv" xlink:type="simple">https://amzn.to/3B9y6Kv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mzn.to/3HbvkIs" xlink:type="simple">https://amzn.to/3HbvkI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utton head bolt - ISO 7380</text:p>
          </table:table-cell>
          <table:table-cell table:style-name="ce4"/>
          <table:table-cell table:style-name="ce1"/>
          <table:table-cell table:style-name="ce4" table:number-columns-repeated="1019"/>
          <table:table-cell table:style-name="ce14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table:style-name="ce9" office:value-type="string" calcext:value-type="string">
            <text:p>M4x10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s://amzn.to/3VSeCBT" xlink:type="simple">https://amzn.to/3VSeCBT</text:a>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<text:a xlink:href="https://amzn.to/3VQarXd" xlink:type="simple">https://amzn.to/3VQarXd</text:a></text:p>
          </table:table-cell>
          <table:table-cell table:style-name="ce9" table:number-columns-repeated="1021"/>
        </table:table-row>
        <table:table-row table:style-name="ro1">
          <table:table-cell table:style-name="ce10" office:value-type="string" calcext:value-type="string">
            <text:p>M5x16</text:p>
          </table:table-cell>
          <table:table-cell table:style-name="ce10"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5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<text:a xlink:href="https://amzn.to/3P2A05p" xlink:type="simple">https://amzn.to/3P2A05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6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ex Nut - <text:s/>DIN 934</text:p>
          </table:table-cell>
          <table:table-cell table:style-name="ce4"/>
          <table:table-cell table:style-name="ce1"/>
          <table:table-cell table:style-name="ce4" table:number-columns-repeated="1019"/>
          <table:table-cell table:style-name="ce14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amzn.to/3XPAgse" xlink:type="simple">https://amzn.to/3XPAgse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XURup" xlink:type="simple">https://amzn.to/3XXURup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asher – DIN 125</text:p>
          </table:table-cell>
          <table:table-cell table:style-name="ce4"/>
          <table:table-cell table:style-name="ce1"/>
          <table:table-cell table:style-name="ce4" table:number-columns-repeated="1019"/>
          <table:table-cell table:style-name="ce14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4 (9x~4x0.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VADv5m" xlink:type="simple">https://amzn.to/3VADv5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(10x~5x1)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astener helpers</text:p>
          </table:table-cell>
          <table:table-cell table:style-name="ce4"/>
          <table:table-cell table:style-name="ce1"/>
          <table:table-cell table:style-name="ce4" table:number-columns-repeated="1019"/>
          <table:table-cell table:style-name="ce14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mazon</text:p>
          </table:table-cell>
          <table:table-cell table:style-name="ce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Thread l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<text:a xlink:href="https://amzn.to/3uq78u8" xlink:type="simple">https://amzn.to/3uq78u8</text:a></text:span>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26:33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14:27:02.169000000</dc:date>
    <meta:editing-duration>PT3H10M32S</meta:editing-duration>
    <meta:editing-cycles>113</meta:editing-cycles>
    <meta:document-statistic meta:table-count="1" meta:cell-count="68" meta:object-count="0"/>
  </office:meta>
</office:document-meta>
</file>